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1.387cm" fo:wrap-option="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818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21.59cm" svg:y="11.557cm">
          <text:p text:style-name="P1"><text:span text:style-name="T1">Smart Ph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2.573cm" svg:y="6.604cm">
          <text:p text:style-name="P1"><text:span text:style-name="T1">Micro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67cm" svg:height="2.54cm" svg:x="3.556cm" svg:y="5.715cm">
          <text:p text:style-name="P3"><text:span text:style-name="T1">120V from recepta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8.128cm" svg:y="6.604cm">
          <text:p text:style-name="P1"><text:span text:style-name="T1">Power Adap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223cm" svg:y1="7.112cm" svg:x2="8.128cm" svg:y2="7.112cm">
          <text:p/>
        </draw:line>
        <draw:line draw:style-name="gr3" draw:text-style-name="P5" draw:layer="layout" svg:x1="10.668cm" svg:y1="7.239cm" svg:x2="12.573cm" svg:y2="7.239cm">
          <text:p/>
        </draw:line>
        <draw:custom-shape draw:style-name="gr1" draw:text-style-name="P2" draw:layer="layout" svg:width="2.54cm" svg:height="1.27cm" svg:x="21.463cm" svg:y="8.382cm">
          <text:p text:style-name="P1"><text:span text:style-name="T1">Touch Sen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1.463cm" svg:y="6.604cm">
          <text:p text:style-name="P1"><text:span text:style-name="T1">Light 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27cm" svg:x="21.463cm" svg:y="4.826cm">
          <text:p text:style-name="P1"><text:span text:style-name="T1">Occupancy/ Movement 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1.27cm" svg:x="9.271cm" svg:y="11.557cm">
          <text:p text:style-name="P1"><text:span text:style-name="T1">Wi-Fi Antenna/Transmitter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67cm" svg:height="0.645cm" svg:x="16.51cm" svg:y="10.16cm">
          <draw:text-box>
            <text:p text:style-name="P6"><text:span text:style-name="T2">Data Transfer</text:span></text:p>
          </draw:text-box>
        </draw:frame>
        <draw:custom-shape draw:style-name="gr7" draw:text-style-name="P2" draw:layer="layout" svg:width="4.318cm" svg:height="1.27cm" svg:x="14.351cm" svg:y="11.557cm">
          <text:p text:style-name="P1"><text:span text:style-name="T1">Bluetooth Antenna/Transmi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3.556cm" svg:y="11.557cm">
          <text:p text:style-name="P1"><text:span text:style-name="T1">Smart bulb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67cm" svg:height="0.645cm" svg:x="8.763cm" svg:y="10.16cm">
          <draw:text-box>
            <text:p text:style-name="P6"><text:span text:style-name="T2">Data Transfer</text:span></text:p>
          </draw:text-box>
        </draw:frame>
        <draw:line draw:style-name="gr8" draw:text-style-name="P3" draw:layer="layout" svg:x1="6.096cm" svg:y1="12.192cm" svg:x2="9.271cm" svg:y2="12.192cm">
          <text:p/>
        </draw:line>
        <draw:line draw:style-name="gr3" draw:text-style-name="P5" draw:layer="layout" svg:x1="4.826cm" svg:y1="8.255cm" svg:x2="4.826cm" svg:y2="11.557cm">
          <text:p/>
        </draw:line>
        <draw:line draw:style-name="gr9" draw:text-style-name="P5" draw:layer="layout" svg:x1="11.303cm" svg:y1="9.652cm" svg:x2="13.462cm" svg:y2="9.652cm">
          <text:p/>
        </draw:line>
        <draw:line draw:style-name="gr3" draw:text-style-name="P5" draw:layer="layout" svg:x1="13.462cm" svg:y1="9.652cm" svg:x2="13.462cm" svg:y2="7.874cm">
          <text:p/>
        </draw:line>
        <draw:line draw:style-name="gr9" draw:text-style-name="P5" draw:layer="layout" svg:x1="14.351cm" svg:y1="9.652cm" svg:x2="16.51cm" svg:y2="9.652cm">
          <text:p/>
        </draw:line>
        <draw:line draw:style-name="gr3" draw:text-style-name="P5" draw:layer="layout" svg:x1="14.351cm" svg:y1="9.652cm" svg:x2="14.351cm" svg:y2="7.874cm">
          <text:p/>
        </draw:line>
        <draw:line draw:style-name="gr8" draw:text-style-name="P3" draw:layer="layout" svg:x1="18.669cm" svg:y1="12.192cm" svg:x2="21.59cm" svg:y2="12.192cm">
          <text:p/>
        </draw:line>
        <draw:frame draw:style-name="gr6" draw:text-style-name="P7" draw:layer="layout" svg:width="2.667cm" svg:height="0.645cm" svg:x="6.731cm" svg:y="12.319cm">
          <draw:text-box>
            <text:p text:style-name="P6"><text:span text:style-name="T2">Data Transfer</text:span></text:p>
          </draw:text-box>
        </draw:frame>
        <draw:frame draw:style-name="gr6" draw:text-style-name="P7" draw:layer="layout" svg:width="2.667cm" svg:height="0.645cm" svg:x="18.923cm" svg:y="12.309cm">
          <draw:text-box>
            <text:p text:style-name="P6"><text:span text:style-name="T2">Data Transfer</text:span></text:p>
          </draw:text-box>
        </draw:frame>
        <draw:frame draw:style-name="gr10" draw:text-style-name="P8" draw:layer="layout" svg:width="1.397cm" svg:height="0.635cm" svg:x="10.922cm" svg:y="6.477cm">
          <draw:text-box>
            <text:p><text:span text:style-name="T1">Power</text:span></text:p>
          </draw:text-box>
        </draw:frame>
        <draw:frame draw:style-name="gr10" draw:text-style-name="P8" draw:layer="layout" svg:width="1.397cm" svg:height="0.635cm" svg:x="6.477cm" svg:y="6.477cm">
          <draw:text-box>
            <text:p><text:span text:style-name="T1">Power</text:span></text:p>
          </draw:text-box>
        </draw:frame>
        <draw:frame draw:style-name="gr11" draw:text-style-name="P8" draw:layer="layout" svg:width="1.397cm" svg:height="0.569cm" svg:x="4.826cm" svg:y="9.144cm">
          <draw:text-box>
            <text:p><text:span text:style-name="T1">Power</text:span></text:p>
          </draw:text-box>
        </draw:frame>
        <draw:line draw:style-name="gr3" draw:text-style-name="P5" draw:layer="layout" svg:x1="11.303cm" svg:y1="9.652cm" svg:x2="11.303cm" svg:y2="11.557cm">
          <text:p/>
        </draw:line>
        <draw:line draw:style-name="gr3" draw:text-style-name="P5" draw:layer="layout" svg:x1="16.51cm" svg:y1="9.652cm" svg:x2="16.51cm" svg:y2="11.557cm">
          <text:p/>
        </draw:line>
        <draw:line draw:style-name="gr9" draw:text-style-name="P5" draw:layer="layout" svg:x1="21.463cm" svg:y1="5.461cm" svg:x2="17.78cm" svg:y2="5.461cm">
          <text:p/>
        </draw:line>
        <draw:line draw:style-name="gr3" draw:text-style-name="P5" draw:layer="layout" svg:x1="21.463cm" svg:y1="7.239cm" svg:x2="15.113cm" svg:y2="7.239cm">
          <text:p/>
        </draw:line>
        <draw:line draw:style-name="gr9" draw:text-style-name="P5" draw:layer="layout" svg:x1="21.463cm" svg:y1="9.017cm" svg:x2="17.78cm" svg:y2="9.017cm">
          <text:p/>
        </draw:line>
        <draw:line draw:style-name="gr9" draw:text-style-name="P5" draw:layer="layout" svg:x1="17.78cm" svg:y1="7.747cm" svg:x2="17.78cm" svg:y2="9.017cm">
          <text:p/>
        </draw:line>
        <draw:line draw:style-name="gr9" draw:text-style-name="P5" draw:layer="layout" svg:x1="17.78cm" svg:y1="5.461cm" svg:x2="17.78cm" svg:y2="6.731cm">
          <text:p/>
        </draw:line>
        <draw:line draw:style-name="gr3" draw:text-style-name="P5" draw:layer="layout" svg:x1="17.78cm" svg:y1="6.731cm" svg:x2="15.113cm" svg:y2="6.731cm">
          <text:p/>
        </draw:line>
        <draw:line draw:style-name="gr3" draw:text-style-name="P5" draw:layer="layout" svg:x1="17.78cm" svg:y1="7.747cm" svg:x2="15.113cm" svg:y2="7.747cm">
          <text:p/>
        </draw:line>
        <draw:frame draw:style-name="gr10" draw:text-style-name="P7" draw:layer="layout" svg:width="2.794cm" svg:height="0.645cm" svg:x="18.288cm" svg:y="4.826cm">
          <draw:text-box>
            <text:p text:style-name="P6"><text:span text:style-name="T2">Analog Signal</text:span></text:p>
          </draw:text-box>
        </draw:frame>
        <draw:frame draw:style-name="gr10" draw:text-style-name="P7" draw:layer="layout" svg:width="2.794cm" svg:height="0.645cm" svg:x="18.288cm" svg:y="6.604cm">
          <draw:text-box>
            <text:p text:style-name="P6"><text:span text:style-name="T2">Analog Signal</text:span></text:p>
          </draw:text-box>
        </draw:frame>
        <draw:frame draw:style-name="gr10" draw:text-style-name="P7" draw:layer="layout" svg:width="2.794cm" svg:height="0.645cm" svg:x="18.288cm" svg:y="8.372cm">
          <draw:text-box>
            <text:p text:style-name="P6"><text:span text:style-name="T2">Analog Signa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2.2$Windows_X86_64 LibreOffice_project/8349ace3c3162073abd90d81fd06dcfb6b36b994</meta:generator>
    <dc:date>2020-10-26T10:22:16.006000000</dc:date>
    <meta:editing-duration>PT1M58S</meta:editing-duration>
    <meta:editing-cycles>2</meta:editing-cycles>
    <meta:document-statistic meta:object-count="38"/>
  </office:meta>
</office:document-meta>
</file>